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nick-mazurkin"/>Nick Mazurkin<text:bookmark-end text:name="nick-mazurkin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AI</text:span> · <text:span text:style-name="T1">Cloud</text:span></text:p>
      <text:p text:style-name="Text_20_body"><text:a xlink:type="simple" xlink:href="mailto:career@mazurk.in" office:name=""><text:span text:style-name="Definition">career@mazurk.in</text:span></text:a> · <text:a xlink:type="simple" xlink:href="https://mazurk.in" office:name=""><text:span text:style-name="Definition">https://mazurk.in</text:span></text:a> · <text:a xlink:type="simple" xlink:href="https://www.linkedin.com/in/mazurkin/" office:name=""><text:span text:style-name="Definition">LinkedIn</text:span></text:a> · <text:a xlink:type="simple" xlink:href="https://github.com/mazurkin/" office:name=""><text:span text:style-name="Definition">GitHub</text:span></text:a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1">
        <text:list-item>
          <text:p text:style-name="P1">as a team-leader has successfully delivered 3 new internal services and 5 new ML models</text:p>
        </text:list-item>
        <text:list-item>
          <text:p text:style-name="P1">successfully finished 20 quarterly plans both in research and development</text:p>
        </text:list-item>
        <text:list-item>
          <text:p text:style-name="P1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2">
        <text:list-item>
          <text:p text:style-name="P2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2">implemented a scoring model for the effective throttling proxy processing the incoming supply, which smartly selects only 20% of the most profitable incoming RTB requests</text:p>
        </text:list-item>
        <text:list-item>
          <text:p text:style-name="P2">designed and implemented the DMP platform based on asynchronous Java, gRPC, Cassandra and Redis (10 billion entities, p99=10ms, p50=1ms)</text:p>
        </text:list-item>
        <text:list-item>
          <text:p text:style-name="P2">designed and implemented standalone service for domain attribution (gRPC, REST)</text:p>
        </text:list-item>
        <text:list-item>
          <text:p text:style-name="P2">designed and implemented supply prediction system for RTB traffic (24M documents a day, Lucene, ML/CatBoost)</text:p>
        </text:list-item>
        <text:list-item>
          <text:p text:style-name="P2">designed and implemented a client-side balancing library based on JSQ algorithm and circuit-breakers which significantly decreased client-server communication latency</text:p>
        </text:list-item>
        <text:list-item>
          <text:p text:style-name="P2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2">designed and implemented dockerized test infrastructure for custom configuration of Redis and Cassanda similar to TestContainers</text:p>
        </text:list-item>
        <text:list-item>
          <text:p text:style-name="P2">designed and implemented the hierarchy of docker images for the Python, Java and Jupyter projects</text:p>
        </text:list-item>
        <text:list-item>
          <text:p text:style-name="P2">designed and implemented audience builder for 15 audiences (luigi, Hive, ETL)</text:p>
        </text:list-item>
        <text:list-item>
          <text:p text:style-name="P2">3rd line technical on-call support duty rotation</text:p>
        </text:list-item>
        <text:list-item>
          <text:p text:style-name="P2">implemented many RTB (real-time bidding) features in the application stack: improvements, new features, deploying, fixes, monitoring (Java, Netty, Linux)</text:p>
        </text:list-item>
        <text:list-item>
          <text:p text:style-name="P2">implemented an engine for the reports and internal reports themselves (python, hive, impala, jyputer)</text:p>
        </text:list-item>
        <text:list-item>
          <text:p text:style-name="P2">supported OpenRTB stack written in Java, various functions, handlers, filters, features, fixes</text:p>
        </text:list-item>
        <text:list-item>
          <text:p text:style-name="P2">implemented a lot of ETL jobs in Python (luigi, docker, Hive, Presto)</text:p>
        </text:list-item>
        <text:list-item>
          <text:p text:style-name="P2">production classifiers (machine learning, java, jpmml, python, sklearn, jupyter) for video-completion rate, look-alike audiences</text:p>
        </text:list-item>
        <text:list-item>
          <text:p text:style-name="P2">implemented a model to predict quality of NPI attribution</text:p>
        </text:list-item>
        <text:list-item>
          <text:p text:style-name="P2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3">
        <text:list-item>
          <text:p text:style-name="P3">implemented several new performance improvements to dbCAP project (near-real-time messaging on Solace System message broker, KDB+, java)</text:p>
        </text:list-item>
        <text:list-item>
          <text:p text:style-name="P3">implemented the test suite for the legacy projects (process control, runtime log analyzers, TeamCity, environment settings)</text:p>
        </text:list-item>
        <text:list-item>
          <text:p text:style-name="P3">improved the internal messaging framework based on Solace Systems message broker (up to 160000 msg/sec stored on disk reliably), performance metering and improvements)</text:p>
        </text:list-item>
        <text:list-item>
          <text:p text:style-name="P3">designed and implemented some the multi-threaded and garbage-less algorithms and structures (Java) for message acknowledgement in complex environments.</text:p>
        </text:list-item>
        <text:list-item>
          <text:p text:style-name="P3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2" text:outline-level="2"><text:bookmark-start text:name="odnoklassniki"/>Odnoklassniki<text:bookmark-end text:name="odnoklassniki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--may-2016"/>Senior Software Java Developer (Oct 2012 - May 2016)<text:bookmark-end text:name="senior-software-java-developer-oct-2012--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lot of features to searching infrastructure in OK.ru: backend services, data storages, relevancy customization, indexation, replication (Apache Lucene, Spring Framework, Web Services, SQL/noSQL, Linux)</text:p>
        </text:list-item>
        <text:list-item>
          <text:p text:style-name="P4">L12N infrastructure for OK.ru is implemented: resources editor, frameworks and workflow, resource propagation on ~2000 servers.</text:p>
        </text:list-item>
        <text:list-item>
          <text:p text:style-name="P4">Moderation and antispam services, architecture and implementation: NSFW detector, spam detector (based on naive bayes detector), UGC filter cluster (near real-time voting-quorum service).</text:p>
        </text:list-item>
        <text:list-item>
          <text:p text:style-name="P4">Dating startup (Tinder-alike): architecture and implementation: SOA, custom search service, asynchronous binary client protocol, push service (GCM), photo uploading/processing/distribution service, statistics and analytics (apache netty, apache cassandra, kafka, queues, messaging, mobile apps, python, machine learning)</text:p>
        </text:list-item>
      </text:list>
      <text:h text:style-name="Heading_20_2" text:outline-level="2"><text:bookmark-start text:name="headhunter"/>Headhunter<text:bookmark-end text:name="headhunter"/></text:h>
      <text:p text:style-name="First_20_paragraph"><text:a xlink:type="simple" xlink:href="https://hh.ru" office:name=""><text:span text:style-name="Definition">HH.ru</text:span></text:a>, Moscow, RU, the largest job search service in Russia</text:p>
      <text:h text:style-name="Heading_20_3" text:outline-level="3"><text:bookmark-start text:name="team-lead-software-developer-jun-2011---oct-2012"/>Team lead, Software Developer (Jun 2011 - Oct 2012)<text:bookmark-end text:name="team-lead-software-developer-jun-2011---oct-2012"/></text:h>
      <text:p text:style-name="First_20_paragraph">HeadHunter.ru services and modules</text:p>
      <text:p text:style-name="Text_20_body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-ubs"/>Luxoft, UBS<text:bookmark-end text:name="luxoft-ubs"/></text:h>
      <text:p text:style-name="First_20_paragraph"><text:a xlink:type="simple" xlink:href="https://www.luxoft.com/" office:name=""><text:span text:style-name="Definition">Luxoft</text:span></text:a>, <text:a xlink:type="simple" xlink:href="https://www.ubs.com" office:name=""><text:span text:style-name="Definition">UBS</text:span></text:a>, Moscow, RU, the largest investment bank</text:p>
      <text:h text:style-name="Heading_20_3" text:outline-level="3"><text:bookmark-start text:name="senior-software-developer-jun-2010---jun-2011"/>Senior software developer (Jun 2010 - Jun 2011)<text:bookmark-end text:name="senior-software-developer-jun-2010---jun-2011"/></text:h>
      <text:p text:style-name="First_20_paragraph">Data distribution and messaging system (RDDH) for UBS Bank</text:p>
      <text:p text:style-name="Text_20_body">Java · Linux · Bash · Tibco · JMX · JMS · SQL · Oracle DB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--jun-2010"/>Team lead, Software developer (Sep 2008 - Jun 2010)<text:bookmark-end text:name="team-lead-software-developer-sep-2008---jun-2010"/></text:h>
      <text:p text:style-name="First_20_paragraph">Social network for poker players “pokervillage.ru”</text:p>
      <text:p text:style-name="Text_20_body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payment system</text:p>
      <text:h text:style-name="Heading_20_3" text:outline-level="3"><text:bookmark-start text:name="software-developer-mar-2007---sep-2008"/>Software developer (Mar 2007 - Sep 2008)<text:bookmark-end text:name="software-developer-mar-2007--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--2007"/>Team lead, Software Developer, Electronics Engineer (1996 - 2007)<text:bookmark-end text:name="team-lead-software-developer-electronics-engineer-1996---2007"/></text:h>
      <text:p text:style-name="First_20_paragraph">Delphi · Borland C/C++ · MS C/C++ · XML/XSLT · Firebird SQL Server · MS Access · MS Visual Basic · Win32 API · CVS · ASM · i8051</text:p>
      <text:list text:style-name="L9">
        <text:list-item>
          <text:p text:style-name="P9">Desktop software for chemical industry working with hardware devices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"/>Open-source<text:bookmark-end text:name="open-source"/></text:h>
      <text:h text:style-name="Heading_20_2" text:outline-level="2"><text:bookmark-start text:name="net-crusher"/>net-crusher<text:bookmark-end text:name="net-crusher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"/>protobuf<text:bookmark-end text:name="protobuf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yoshkar-ola-russia-1994---1999"/>Mari State Technical University, Yoshkar-Ola, Russia (1994 - 1999)<text:bookmark-end text:name="mari-state-technical-university-yoshkar-ola-russia-1994---1999"/></text:h>
      <text:p text:style-name="First_20_paragraph">“Computing machines, complexes, systems, and networks”, Engineer (with honors, equivalent to a master’s degree)</text:p>
      <text:h text:style-name="Heading_20_2" text:outline-level="2"><text:bookmark-start text:name="mari-state-university-yoshkar-ola-russia-2002---2003"/>Mari State University, Yoshkar-Ola, Russia (2002 - 2003)<text:bookmark-end text:name="mari-state-university-yoshkar-ola-russia-2002---2003"/></text:h>
      <text:p text:style-name="First_20_paragraph">«Anti-Crisis Management», Anti-Crisis Manager</text:p>
      <text:h text:style-name="Heading_20_2" text:outline-level="2"><text:bookmark-start text:name="additional"/>Additional<text:bookmark-end text:name="additional"/></text:h>
      <text:list text:style-name="L10">
        <text:list-item>
          <text:p text:style-name="P10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0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0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0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0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0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0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0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0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0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07T13:34:00Z</meta:creation-date>
    <dc:date>2024-08-07T13:34:00Z</dc:date>
    <meta:user-defined meta:name="pagetitle" meta:value-type="string">Nick Mazurkin – cv</meta:user-defined>
  </office:meta>
</office:document-meta>
</file>